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9F600000CE4603BFCC20564813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Antonio" svg:font-family="Antoni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e89dc" officeooo:paragraph-rsid="000137f2"/>
    </style:style>
    <style:style style:name="P2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officeooo:rsid="000137f2"/>
    </style:style>
    <style:style style:name="T2" style:family="text">
      <style:text-properties fo:color="#348ac9" style:font-name="Antonio" fo:font-size="40pt" style:text-underline-style="solid" style:text-underline-width="auto" style:text-underline-color="font-color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870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1" draw:name="Shape1" draw:style-name="gr1" draw:text-style-name="P2" svg:width="5.7087in" svg:height="0.8705in" svg:x="0.5744in" svg:y="6.3339in"><draw:text-box><text:p><text:span text:style-name="T2"><text:a xlink:href="http://hankakubasvatba.github.io/" xlink:type="simple">hankakubasvatba.github.io</text:a></text:span></text:p></draw:text-box></draw:frame><draw:frame draw:style-name="fr1" draw:name="Image2" text:anchor-type="char" svg:x="-0.7874in" svg:y="-0.7811in" svg:width="12.7457in" svg:height="16.4937in" draw:z-index="0"><draw:image xlink:href="Pictures/10000201000009F600000CE4603BFCC20564813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Antonio" svg:font-family="Antoni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2.75in" fo:page-height="16.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akub Jerabek</meta:initial-creator>
    <meta:creation-date>2023-08-20T13:37:31.389000000</meta:creation-date>
    <dc:date>2023-08-20T13:56:33.716000000</dc:date>
    <dc:creator>Jakub Jerabek</dc:creator>
    <meta:editing-duration>PT8M3S</meta:editing-duration>
    <meta:editing-cycles>4</meta:editing-cycles>
    <meta:generator>LibreOffice/6.4.2.2$Windows_X86_64 LibreOffice_project/4e471d8c02c9c90f512f7f9ead8875b57fcb1ec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